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The primary aim of drill in NCC is to develop: a) Physical endurance</text:p>
      <text:p text:style-name="Standard">b) Obedience to commands</text:p>
      <text:p text:style-name="Standard">c) Discipline, coordination, and smartness</text:p>
      <text:p text:style-name="Standard">d) Parade skills only</text:p>
      <text:p text:style-name="Standard">Answer: c</text:p>
      <text:p text:style-name="Standard">2. The correct sequence to bring cadets from “Stand Easy” to “Attention” is: a) Savdhan</text:p>
      <text:p text:style-name="Standard">b) Aram se</text:p>
      <text:p text:style-name="Standard">c) Squad – Savdhan</text:p>
      <text:p text:style-name="Standard">d) Fall In</text:p>
      <text:p text:style-name="Standard">Answer: c</text:p>
      <text:p text:style-name="Standard">3. In the position of Attention, the angle between the feet should be: a) 30°</text:p>
      <text:p text:style-name="Standard">b) 45°</text:p>
      <text:p text:style-name="Standard">c) 60°</text:p>
      <text:p text:style-name="Standard">d) 90°</text:p>
      <text:p text:style-name="Standard">Answer: c</text:p>
      <text:p text:style-name="Standard">4. A complete drill command normally consists of: a) One part</text:p>
      <text:p text:style-name="Standard">b) Two parts</text:p>
      <text:p text:style-name="Standard">c) Three parts</text:p>
      <text:p text:style-name="Standard">d) Four parts</text:p>
      <text:p text:style-name="Standard">Answer: b</text:p>
      <text:p text:style-name="Standard">5. The command “Aram se” corresponds to: a) Stand Easy</text:p>
      <text:p text:style-name="Standard">b) At Ease</text:p>
      <text:p text:style-name="Standard">c) Dismiss</text:p>
      <text:p text:style-name="Standard">d) Fall Out</text:p>
      <text:p text:style-name="Standard">Answer: b</text:p>
      <text:p text:style-name="Standard">6. The standard pace length in Quick March is: a) 60 cm</text:p>
      <text:p text:style-name="Standard">b) 70 cm</text:p>
      <text:p text:style-name="Standard">c) 75 cm</text:p>
      <text:p text:style-name="Standard">d) 90 cm</text:p>
      <text:p text:style-name="Standard">Answer: c</text:p>
      <text:p text:style-name="Standard">7. Dressing of a squad is normally taken on the: a) Left flank</text:p>
      <text:p text:style-name="Standard">b) Centre</text:p>
      <text:p text:style-name="Standard">c) Right flank</text:p>
      <text:p text:style-name="Standard">d) Rear</text:p>
      <text:p text:style-name="Standard">Answer: c</text:p>
      <text:p text:style-name="Standard">8. Salute in NCC drill is given as a mark of: a) Discipline</text:p>
      <text:p text:style-name="Standard">b) Loyalty</text:p>
      <text:p text:style-name="Standard">c) Respect</text:p>
      <text:p text:style-name="Standard">d) Courtesy only</text:p>
      <text:p text:style-name="Standard">Answer: c</text:p>
      <text:p text:style-name="Standard">9. The command “Fall In” is used to: a) Dismiss the squad</text:p>
      <text:p text:style-name="Standard">b) Form up the squad</text:p>
      <text:p text:style-name="Standard">c) Start marching</text:p>
      <text:p text:style-name="Standard">d) Change direction</text:p>
      <text:p text:style-name="Standard">Answer: b</text:p>
      <text:p text:style-name="Standard">10. The responsibility for proper drill training of cadets lies primarily with the: a) PI Staff</text:p>
      <text:p text:style-name="Standard">b) Camp Commandant</text:p>
      <text:p text:style-name="Standard">c) Associate NCC Officer</text:p>
      <text:p text:style-name="Standard">d) Senior Cadet</text:p>
      <text:p text:style-name="Standard"><text:soft-page-break/>Answer: c</text:p>
      <text:p text:style-name="Standard"/>
      <text:p text:style-name="Standard">1. Drill is essential for developing leadership qualities in cadets.</text:p>
      <text:p text:style-name="Standard">Answer: True</text:p>
      <text:p text:style-name="Standard">2. At Attention position, the weight of the body rests equally on both feet.</text:p>
      <text:p text:style-name="Standard">Answer: True</text:p>
      <text:p text:style-name="Standard">3. In “Stand Easy”, cadets may move their legs but not their arms.</text:p>
      <text:p text:style-name="Standard">Answer: False</text:p>
      <text:p text:style-name="Standard">4. Drill commands must be given clearly, distinctly, and with proper timing.</text:p>
      <text:p text:style-name="Standard">Answer: True</text:p>
      <text:p text:style-name="Standard">5. Saluting in NCC is done with the left hand.</text:p>
      <text:p text:style-name="Standard">Answer: False</text:p>
      <text:p text:style-name="Standard">6. ANO must personally supervise and correct drill faults of cadets.</text:p>
      <text:p text:style-name="Standard">Answer: True</text:p>
      <text:p text:style-name="Standard">7. In Quick March, the right foot is the first to move forward.</text:p>
      <text:p text:style-name="Standard">Answer: False</text:p>
      <text:p text:style-name="Standard">8. Turning on the march is an essential part of drill training.</text:p>
      <text:p text:style-name="Standard">Answer: True</text:p>
      <text:p text:style-name="Standard">9. Dressing ensures uniform distance and alignment of the squad.</text:p>
      <text:p text:style-name="Standard">Answer: True</text:p>
      <text:p text:style-name="Standard">10. Drill is meant only for ceremonial parades and has no training value.</text:p>
      <text:p text:style-name="Standard">Answer: False</text:p>
      <text:p text:style-name="Standard"/>
      <text:p text:style-name="Standard">1. Drill inculcates discipline, coordination, and __________ among cadets.</text:p>
      <text:p text:style-name="Standard">Answer: smartness</text:p>
      <text:p text:style-name="Standard">2. The position of complete alertness in drill is called __________.</text:p>
      <text:p text:style-name="Standard">Answer: Attention</text:p>
      <text:p text:style-name="Standard">3. The command “Tez Chal” means __________ march.</text:p>
      <text:p text:style-name="Standard">Answer: Quick</text:p>
      <text:p text:style-name="Standard">4. The word of execution in a drill command is given on the __________ foot.</text:p>
      <text:p text:style-name="Standard">Answer: left</text:p>
      <text:p text:style-name="Standard">5. The length of one pace in Quick March is __________ cm.</text:p>
      <text:p text:style-name="Standard">Answer: 75</text:p>
      <text:p text:style-name="Standard">6. Dressing is normally taken from the __________ flank.</text:p>
      <text:p text:style-name="Standard">Answer: right</text:p>
      <text:p text:style-name="Standard">7. ANO stands for __________ NCC Officer.</text:p>
      <text:p text:style-name="Standard">Answer: Associate</text:p>
      <text:p text:style-name="Standard">8. Saluting is a mark of __________ and discipline.</text:p>
      <text:p text:style-name="Standard">Answer: respect</text:p>
      <text:p text:style-name="Standard">9. Drill commands consist of a word of command and a word of __________.</text:p>
      <text:p text:style-name="Standard">Answer: execution</text:p>
      <text:p text:style-name="Standard">10. Correct drill reflects the __________ and leadership of the ANO.</text:p>
      <text:p text:style-name="Standard">Answer: train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5:51:21.498686898</meta:creation-date>
    <dc:date>2026-01-26T15:51:36.172115714</dc:date>
    <meta:editing-duration>PT15S</meta:editing-duration>
    <meta:editing-cycles>1</meta:editing-cycles>
    <meta:document-statistic meta:table-count="0" meta:image-count="0" meta:object-count="0" meta:page-count="2" meta:paragraph-count="90" meta:word-count="503" meta:character-count="2731" meta:non-whitespace-character-count="2317"/>
    <meta:generator>LibreOffice/25.8.4.2$Linux_X86_64 LibreOffice_project/580$Build-2</meta:generator>
  </office:meta>
</office:document-meta>
</file>